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f3d34" officeooo:paragraph-rsid="001f3d34"/>
    </style:style>
    <style:style style:name="P2" style:family="paragraph" style:parent-style-name="Standard">
      <style:text-properties officeooo:rsid="001f6bb3" officeooo:paragraph-rsid="001f6bb3"/>
    </style:style>
    <style:style style:name="T1" style:family="text">
      <style:text-properties officeooo:rsid="001f6b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tab/>Lista de Questões Árvore - ED_I</text:p>
      <text:p text:style-name="P1">1 - Escreva um algoritmo que retorna TRUE se é uma árvore binária de pesquisa e FALSE caso contrário.</text:p>
      <text:p text:style-name="P1">2 - Escreva um algoritmo que retorna a altura de uma árvore binária de pesquisa.</text:p>
      <text:p text:style-name="P1">3 - Escreva um algoritmo que recebe uma raiz e uma altura h e retorna o número de nós que tem altura menor que h.</text:p>
      <text:p text:style-name="P1">4 - Escreva um algoritmo que recebe uma árvore binária uma chave e remove o nó caso seja uma folha ou tenha somente uma subárvore.</text:p>
      <text:p text:style-name="P1">5 – <text:span text:style-name="T1">calcular o numero de nós que só possuem um filho</text:span></text:p>
      <text:p text:style-name="P2">6 – Encontrar o numero de folhas que a arvore possui</text:p>
      <text:p text:style-name="P2">7 – verificar se a árvore é um heap</text:p>
      <text:p text:style-name="P2">8 – recebe uma árvore binária e um número e retorna quantos nós de valor menor que o numero fornecido existem na árvore</text:p>
      <text:p text:style-name="P2">10 – verifica quantos nós de uma árvore tem altura h</text:p>
      <text:p text:style-name="P2">11 -Escreva um algoritmo para calcular quantos nós de uma árvore binária que só possuem o filho esquerdo</text:p>
      <text:p text:style-name="P2">12 – verificar se árvore é um minHea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17:36:41.815437206</meta:creation-date>
    <dc:date>2018-12-09T08:32:09.897069189</dc:date>
    <meta:editing-duration>PT14H45M18S</meta:editing-duration>
    <meta:editing-cycles>1</meta:editing-cycles>
    <meta:document-statistic meta:table-count="0" meta:image-count="0" meta:object-count="0" meta:page-count="1" meta:paragraph-count="12" meta:word-count="176" meta:character-count="913" meta:non-whitespace-character-count="736"/>
    <meta:generator>LibreOffice/6.0.3.2$Linux_X86_64 LibreOffice_project/00m0$Build-2</meta:generator>
  </office:meta>
</office:document-meta>
</file>